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pple-system, BlinkMacSystemFont, 'Segoe UI', 'Helvetica Neue', Arial, sans-serif, 'Apple Color Emoji', 'Segoe UI Emoji', 'Segoe UI Symbol'"/>
    <style:font-face style:name="SFMono-Regular1" svg:font-family="SFMono-Regular, Consolas, 'Liberation Mono', Menlo, Courier, monospace"/>
    <style:font-face style:name="SFMono-Regular" svg:font-family="SFMono-Regular, Consolas, 'Ubuntu Mono',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font-size="13.5pt" fo:letter-spacing="normal" fo:font-style="normal" fo:font-weight="bold"/>
    </style:style>
    <style:style style:name="P2" style:family="paragraph" style:parent-style-name="Heading_20_2">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1b1b1b" style:font-name="Open Sans" fo:font-size="13.5pt" fo:letter-spacing="normal" fo:font-style="normal" fo:font-weight="normal"/>
    </style:style>
    <style:style style:name="P3" style:family="paragraph" style:parent-style-name="Text_20_body">
      <style:text-properties fo:color="#1b1b1b" fo:font-weight="bold"/>
    </style:style>
    <style:style style:name="P4" style:family="paragraph" style:parent-style-name="Text_20_body">
      <style:paragraph-properties fo:margin-top="0in" fo:margin-bottom="0in" loext:contextual-spacing="false" fo:line-height="175%" fo:text-align="start" style:justify-single-word="false" fo:orphans="2" fo:widows="2"/>
      <style:text-properties fo:font-variant="normal" fo:text-transform="none" fo:color="#1b1b1b" style:font-name="Open Sans" fo:font-size="13.5pt" fo:letter-spacing="normal" fo:font-style="normal" fo:font-weight="normal"/>
    </style:style>
    <style:style style:name="P5" style:family="paragraph" style:parent-style-name="Text_20_body">
      <style:paragraph-properties fo:margin-top="0in" fo:margin-bottom="0in" loext:contextual-spacing="false" fo:line-height="175%" fo:text-align="start" style:justify-single-word="false" fo:orphans="2" fo:widows="2"/>
      <style:text-properties fo:font-variant="normal" fo:text-transform="none" fo:color="#1b1b1b" fo:letter-spacing="normal"/>
    </style:style>
    <style:style style:name="P6" style:family="paragraph" style:parent-style-name="Text_20_body">
      <style:paragraph-properties fo:margin-top="0in" fo:margin-bottom="0in" loext:contextual-spacing="false" fo:line-height="175%" fo:text-align="start" style:justify-single-word="false" fo:orphans="2" fo:widows="2"/>
    </style:style>
    <style:style style:name="P7" style:family="paragraph" style:parent-style-name="Text_20_body" style:list-style-name="L1">
      <style:paragraph-properties fo:margin-top="0in" fo:margin-bottom="0in" loext:contextual-spacing="false" fo:line-height="175%" fo:text-align="start" style:justify-single-word="false" fo:orphans="2" fo:widows="2"/>
    </style:style>
    <style:style style:name="P8" style:family="paragraph" style:parent-style-name="Text_20_body" style:list-style-name="L2">
      <style:paragraph-properties fo:margin-top="0in" fo:margin-bottom="0in" loext:contextual-spacing="false" fo:line-height="175%" fo:text-align="start" style:justify-single-word="false" fo:orphans="2" fo:widows="2"/>
    </style:style>
    <style:style style:name="P9" style:family="paragraph" style:parent-style-name="Heading_20_1">
      <style:text-properties fo:color="#1b1b1b" fo:font-weight="bold"/>
    </style:style>
    <style:style style:name="P10"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font-size="13.5pt" fo:letter-spacing="normal" fo:font-style="normal" fo:font-weight="bold"/>
    </style:style>
    <style:style style:name="P11" style:family="paragraph" style:parent-style-name="Horizontal_20_Line">
      <style:paragraph-properties fo:line-height="175%" fo:text-align="start" style:justify-single-word="false" fo:orphans="2" fo:widows="2"/>
    </style:style>
    <style:style style:name="P12" style:family="paragraph" style:parent-style-name="Quotations">
      <loext:graphic-properties draw:fill="solid" draw:fill-color="#f8f8f8" draw:opacity="100%"/>
      <style:paragraph-properties fo:margin-left="0in" fo:margin-right="0in" fo:margin-top="0in" fo:margin-bottom="0in" loext:contextual-spacing="false" fo:line-height="175%" fo:text-align="start" style:justify-single-word="false" fo:orphans="2" fo:widows="2" fo:text-indent="0in" style:auto-text-indent="false" fo:background-color="#f8f8f8" fo:padding-left="0.0193in" fo:padding-right="0in" fo:padding-top="0in" fo:padding-bottom="0in" fo:border-left="2.24pt solid #5488c7" fo:border-right="none" fo:border-top="none" fo:border-bottom="none"/>
    </style:style>
    <style:style style:name="P13" style:family="paragraph" style:parent-style-name="Preformatted_20_Text">
      <loext:graphic-properties draw:fill="solid" draw:fill-color="#f1f2f3" draw:opacity="100%"/>
      <style:paragraph-properties fo:margin-left="0in" fo:margin-right="0in" fo:line-height="145%" fo:text-align="start" style:justify-single-word="false" fo:orphans="2" fo:widows="2" fo:text-indent="0in" style:auto-text-indent="false" fo:background-color="#f1f2f3" fo:padding="0.0193in" fo:border="0.06pt solid #e5e5e5"/>
    </style:style>
    <style:style style:name="P14" style:family="paragraph" style:parent-style-name="Preformatted_20_Text">
      <loext:graphic-properties draw:fill="solid" draw:fill-color="#f1f2f3" draw:opacity="100%"/>
      <style:paragraph-properties fo:margin-top="0in" fo:margin-bottom="0.1965in" loext:contextual-spacing="false" fo:line-height="145%" fo:text-align="start" style:justify-single-word="false" fo:orphans="2" fo:widows="2" fo:background-color="#f1f2f3" fo:padding="0.0193in" fo:border="0.06pt solid #e5e5e5"/>
    </style:style>
    <style:style style:name="P15" style:family="paragraph" style:parent-style-name="Preformatted_20_Text">
      <loext:graphic-properties draw:fill="solid" draw:fill-color="#f1f2f3" draw:opacity="100%"/>
      <style:paragraph-properties fo:line-height="145%" fo:text-align="start" style:justify-single-word="false" fo:orphans="2" fo:widows="2" fo:background-color="#f1f2f3" fo:padding="0.0193in" fo:border="0.06pt solid #e5e5e5"/>
    </style:style>
    <style:style style:name="T1" style:family="text">
      <style:text-properties fo:font-weight="bold"/>
    </style:style>
    <style:style style:name="T2" style:family="text">
      <style:text-properties fo:font-variant="normal" fo:text-transform="none" fo:color="#1b1b1b" style:font-name="Open Sans" fo:font-size="13.5pt" fo:letter-spacing="normal" fo:font-style="normal" fo:font-weight="normal"/>
    </style:style>
    <style:style style:name="T3" style:family="text">
      <style:text-properties fo:font-variant="normal" fo:text-transform="none" fo:color="#1b1b1b" style:font-name="Open Sans" fo:font-size="13.5pt" fo:letter-spacing="normal" fo:font-style="normal" fo:font-weight="bold"/>
    </style:style>
    <style:style style:name="T4" style:family="text">
      <style:text-properties fo:font-variant="normal" fo:text-transform="none" fo:color="#1b1b1b" style:font-name="SFMono-Regular" fo:font-size="12pt" fo:letter-spacing="normal" fo:font-style="normal" fo:font-weight="normal" fo:background-color="#eeeeee" loext:char-shading-value="0" loext:padding="0in" loext:border="none"/>
    </style:style>
    <style:style style:name="T5" style:family="text">
      <style:text-properties fo:font-variant="normal" fo:text-transform="none" fo:color="#292b2c" style:font-name="Open Sans" fo:font-size="13.5pt" fo:letter-spacing="normal" fo:font-style="normal" fo:font-weight="normal"/>
    </style:style>
    <style:style style:name="T6" style:family="text">
      <style:text-properties fo:font-variant="normal" fo:text-transform="none" fo:color="#686868" style:font-name="SFMono-Regular" fo:font-size="12pt" fo:letter-spacing="normal" fo:font-style="normal" fo:font-weight="normal" fo:background-color="#eeeeee" loext:char-shading-value="0" loext:padding="0in" loext:border="none"/>
    </style:style>
    <style:style style:name="T7" style:family="text">
      <style:text-properties fo:font-variant="normal" fo:text-transform="none" fo:color="#686868" style:font-name="Open Sans" fo:font-size="13.5pt" fo:letter-spacing="normal" fo:font-style="normal" fo:font-weight="normal"/>
    </style:style>
    <style:style style:name="T8" style:family="text">
      <style:text-properties fo:font-variant="normal" fo:text-transform="none" fo:color="#2b6dad" style:text-line-through-style="none" style:text-line-through-type="none" style:font-name="Open Sans" fo:font-size="13.5pt" fo:letter-spacing="normal" fo:font-style="normal" style:text-underline-style="none" fo:font-weight="normal" style:text-blinking="false"/>
    </style:style>
    <style:style style:name="T9" style:family="text">
      <style:text-properties fo:font-variant="normal" fo:text-transform="none" fo:color="#24292e" style:font-name="SFMono-Regular1" fo:font-size="11.2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viblo.asia/p/file-inclusion-vulnerability-exploit-4P856NMa5Y3" text:style-name="Internet_20_link" text:visited-style-name="Visited_20_Internet_20_Link">https://viblo.asia/p/file-inclusion-vulnerability-exploit-4P856NMa5Y3</text:a></text:p>
      <text:h text:style-name="P9" text:outline-level="1">File Inclusion Vulnerability Exploit</text:h>
      <text:h text:style-name="P2" text:outline-level="2"/>
      <text:h text:style-name="P1" text:outline-level="2"><text:bookmark text:name="_ii-khai-niem-1"/>II. Khái niệm</text:h>
      <text:p text:style-name="P4"><text:span text:style-name="T1">FIle Inclusion</text:span> cho phép kẻ tấn công có thể xem các tệp trên máy chủ từ xa mà không cần nhìn thấy hoặc có thể thực thi các mã vào 1 mục tiêu bất kì trên trang web .</text:p>
      <text:p text:style-name="P6"><text:span text:style-name="T2">Điều này xảy ra là do trong code php web , lập trình viên đã sử dụng các lệnh </text:span><text:span text:style-name="Source_20_Text"><text:span text:style-name="T4">include</text:span></text:span><text:span text:style-name="T2">, </text:span><text:span text:style-name="Source_20_Text"><text:span text:style-name="T4">require</text:span></text:span><text:span text:style-name="T2">, </text:span><text:span text:style-name="Source_20_Text"><text:span text:style-name="T4">include_once</text:span></text:span><text:span text:style-name="T2">, </text:span><text:span text:style-name="Source_20_Text"><text:span text:style-name="T4">require _ once</text:span></text:span><text:span text:style-name="T2"> , các lệnh này cho phép việc file hiện tại có thể gọi ra 1 file khác.</text:span></text:p>
      <text:p text:style-name="P6"><text:span text:style-name="T2">Dấu hiệu để nhận biết rằng trang web có thể tấn công file inclusion là đường link thường có dạng php?page=,hoặc php?file= .... Để biết trang web có bị lỗi này hay không ta chỉ cần thêm 1 dấu ' vào đường link , ví dụ như là </text:span><text:span text:style-name="Source_20_Text"><text:span text:style-name="T4">php?page='</text:span></text:span><text:span text:style-name="T2"> . Và trên trình duyệt sẽ có thông báo dạng</text:span></text:p>
      <text:p text:style-name="P11"/>
      <text:p text:style-name="P6"><text:span text:style-name="Source_20_Text"><text:span text:style-name="T4">Warning: Warning: include() [function.include]: Failed opening ''' for inclusion (include_path='.;C:\php5\pear') in C:\wamp\www\FI.php on line 40</text:span></text:span></text:p>
      <text:p text:style-name="P4">Nguyên nhân gây ra lỗi này là khi sử dụng các lệnh trên, lập trình viên lại gọi các file cần mở thông qua biến. Các biến này hoặc chưa được khởi tạo, hoặc do người dùng quyết định.</text:p>
      <text:p text:style-name="P4">File Inclusion có thể dẫn đến các cuộc tấn công sau :</text:p>
      <text:list xml:id="list4199066886" text:style-name="L1">
        <text:list-item>
          <text:p text:style-name="P7"><text:span text:style-name="Emphasis"><text:span text:style-name="T5">Code execution on the web server</text:span></text:span></text:p>
        </text:list-item>
        <text:list-item>
          <text:p text:style-name="P7"><text:span text:style-name="Emphasis"><text:span text:style-name="T5">Cross Site Scripting Attacks (XSS)</text:span></text:span></text:p>
        </text:list-item>
        <text:list-item>
          <text:p text:style-name="P7"><text:span text:style-name="Emphasis"><text:span text:style-name="T5">Denial of service (DOS)</text:span></text:span></text:p>
        </text:list-item>
        <text:list-item>
          <text:p text:style-name="P7"><text:span text:style-name="Emphasis"><text:span text:style-name="T5">Data Manipulation Attacks</text:span></text:span></text:p>
        </text:list-item>
      </text:list>
      <text:p text:style-name="P4"><text:soft-page-break/>Trong bài viết này , mình sẽ nói về 2 kiểu của FI , đó là <text:span text:style-name="T1">Local File Inclusion</text:span> và <text:span text:style-name="T1">Remote File Inclusion</text:span></text:p>
      <text:h text:style-name="P1" text:outline-level="2"><text:bookmark text:name="_iii-cac-kieu-tan-cong-2"/>III. Các kiểu tấn công</text:h>
      <text:h text:style-name="P10" text:outline-level="3"><text:bookmark text:name="_1-local-file-inclusion-3"/>1. Local File Inclusion</text:h>
      <text:p text:style-name="P6"><text:span text:style-name="T3">Local file inclustion</text:span><text:span text:style-name="T2"> (LFI) là kĩ thuật đọc file trong hệ thống , lỗi này xảy ra thường sẽ khiến website bị lộ các thông tin nhảy cảm như là </text:span><text:span text:style-name="Source_20_Text"><text:span text:style-name="T4">passwd</text:span></text:span><text:span text:style-name="T2">, </text:span><text:span text:style-name="Source_20_Text"><text:span text:style-name="T4">php.ini</text:span></text:span><text:span text:style-name="T2">, </text:span><text:span text:style-name="Source_20_Text"><text:span text:style-name="T4">access_log</text:span></text:span><text:span text:style-name="T2">,config.php…</text:span></text:p>
      <text:p text:style-name="P4">Trong bài viết này , mình sẽ đưa ra các ví dụ được làm trên Damn Vulnerable Web App hay còn được gọi là DVWA</text:p>
      <text:p text:style-name="P11"/>
      <text:p text:style-name="P4">Trong một cuộc tấn công LFI cơ bản , chúng ta sẽ sử dụng local file inclusion để thu thập thông tin trên máy chủ từ xa và khai thác nó để có thể chiếm được quyền root shell .</text:p>
      <text:p text:style-name="P4">Sau khi set độ khó là low trên DVWA , chúng ta sẽ có giao diện như thế này :<draw:frame draw:style-name="fr1" draw:name="Image1" text:anchor-type="as-char" svg:width="0.7862in" svg:height="0.3929in" draw:z-index="0"><draw:image xlink:href="https://images.viblo.asia/e9892bcd-b892-451a-a641-98b89a04c6fb.png" xlink:type="simple" xlink:show="embed" xlink:actuate="onLoad" loext:mime-type=""/></draw:frame></text:p>
      <text:p text:style-name="P12"><text:span text:style-name="Source_20_Text"><text:span text:style-name="T6">http://192.168.1.111/dvwa/vulnerabilities/fi/?page=file1.php</text:span></text:span></text:p>
      <text:p text:style-name="P6"><text:span text:style-name="T2">Ở đây chúng ta thấy </text:span><text:span text:style-name="Source_20_Text"><text:span text:style-name="T4">?page=</text:span></text:span><text:span text:style-name="T2"> sẽ trỏ đến 1 file có tồn tại trên máy chủ , và trong bài này là trỏ đến file1.php</text:span></text:p>
      <text:p text:style-name="P6"><text:span text:style-name="T2">Đầu tiên, chúng ta cần phải biết về những thứ có thể tìm thấy trong 1 trang web , tức là các đường dẫn phổ biến , và được công nhận trên toàn thế giới . Ở đây , mình sẽ sử dụng </text:span><text:span text:style-name="T3">payload</text:span><text:span text:style-name="T2"> có sẵn trên </text:span><text:a xlink:type="simple" xlink:href="https://github.com/swisskyrepo/PayloadsAllTheThings/tree/master/File%20Inclusion" office:target-frame-name="_blank" xlink:show="new" text:style-name="Internet_20_link" text:visited-style-name="Visited_20_Internet_20_Link"><text:span text:style-name="T8">github</text:span></text:a><text:span text:style-name="T2"> để miêu tả cuộc tấn công và đó là /etc/passwd</text:span></text:p>
      <text:p text:style-name="P4">Nhưng trước khi vào được <text:span text:style-name="T1">/etc/passwd</text:span> , chúng ta cần nhập đủ các thư mục trước đó để đưa chúng ta trở lại thư mục gốc . Trong trường hợp này chúng ta sử dụng <text:span text:style-name="T1">Path Traversal</text:span> để truy cập tệp /etc/passwd.</text:p>
      <text:p text:style-name="P12"><text:soft-page-break/><text:span text:style-name="T7">Path Traversal còn được biết đến là tấn công truyền tải đường dẫn nhằm mục đích truy cập các tệp và thư mục được lưu trữ bên ngoài thư mục gốc của trang web . Bằng cách sử dụng biến tham chiếu </text:span><text:span text:style-name="Source_20_Text"><text:span text:style-name="T6">../</text:span></text:span><text:span text:style-name="T7"> và các biến thể của nó , hoặc bằng cách sử dụng các đường dẫn tệp tuyệt đối , có thể truy cập các tệp và thư mục được lưu trự trên hệ thống bao gồm mã nguồn ứng dụng hoặc các tệp tin quan trọng</text:span></text:p>
      <text:p text:style-name="P4">Trong ảnh dưới đây là ví dụ minh hoạ về cây thư mục của linux<draw:frame draw:style-name="fr1" draw:name="Image2" text:anchor-type="as-char" svg:width="0.7862in" svg:height="0.3929in" draw:z-index="1"><draw:image xlink:href="https://images.viblo.asia/e62240a9-616a-4193-9d49-92ea06b86eb2.png" xlink:type="simple" xlink:show="embed" xlink:actuate="onLoad" loext:mime-type=""/></draw:frame></text:p>
      <text:p text:style-name="P6"><text:span text:style-name="T2">Như chúng ta thấy để có thể đến được thư mục etc, chúng ta cần phải sử dụng </text:span><text:span text:style-name="Source_20_Text"><text:span text:style-name="T4">../</text:span></text:span><text:span text:style-name="T2"> để đại diện cho các thư mục đằng trước.</text:span></text:p>
      <text:p text:style-name="P4">Và chúng ta thu được kết quả :<draw:frame draw:style-name="fr1" draw:name="Image3" text:anchor-type="as-char" svg:width="0.7862in" svg:height="0.3929in" draw:z-index="2"><draw:image xlink:href="https://images.viblo.asia/6e91b4b0-8b2a-4cc1-8677-f2c874894fb5.jpg" xlink:type="simple" xlink:show="embed" xlink:actuate="onLoad" loext:mime-type=""/></draw:frame></text:p>
      <text:p text:style-name="P4">Khi chúng ta thực hiện cuộc tấn công này, thường chúng ta không thực sự biết cách hoạt động thư mục của ứng dụng ,nó thường có thể nằm ở rất sâu trong các thư mục hoặc nằm trong thư mục home của user . Vì vậy để có thể trở lại thư mục gốc , chúng ta cần chắc chắn rằng đường dẫn của chúng ta bao gồm đầy đủ các thư mục ở trước đó , và có lẽ đây là một cuộc tấn công giả tưởng , vì chúng ta cần phải đoán xem nó ở đâu .</text:p>
      <text:p text:style-name="P6"><text:span text:style-name="Source_20_Text"><text:span text:style-name="T4">../../../../../../../../../../../../../../etc/passwd</text:span></text:span></text:p>
      <text:p text:style-name="P4">Để có thể đến được thư mục root và đến /etc/passwd , mình đã phải quay lại trước đó đến tận 14 thư mục ( điều này là không giống nhau , tuỳ thuộc vào cách bạn cài đặt và sử dụng DVWA)</text:p>
      <text:p text:style-name="P4">Và nếu như đã đến được đây , tất nhiên , điều này không giới hạn bạn chỉ đến đường dẫn /etc/passwd mà có thể đến bất cứ thư mục nào khác trên ứng dụng web có tồn tại</text:p>
      <text:p text:style-name="P4">Đây là 1 trong các cách cơ bản để tấn công file inclusion , ngoài ra bạn có thể tham khảo các cách tấn công khác cũng trên DVWA ở những mức độ cao hơn :</text:p>
      <text:list xml:id="list2671576362" text:style-name="L2">
        <text:list-item>
          <text:p text:style-name="P8"><text:a xlink:type="simple" xlink:href="https://thudinh.blogspot.com/2017/09/dvwa-file-inclusion-medium-level.html" office:target-frame-name="_blank" xlink:show="new" text:style-name="Internet_20_link" text:visited-style-name="Visited_20_Internet_20_Link"><text:span text:style-name="T8">Mức độ trung bình</text:span></text:a></text:p>
        </text:list-item>
        <text:list-item>
          <text:p text:style-name="P8"><text:soft-page-break/><text:a xlink:type="simple" xlink:href="https://thudinh.blogspot.com/2017/09/dvwa-file-inclusion-high-level.html" office:target-frame-name="_blank" xlink:show="new" text:style-name="Internet_20_link" text:visited-style-name="Visited_20_Internet_20_Link"><text:span text:style-name="T8">Mức độ khó</text:span></text:a></text:p>
        </text:list-item>
      </text:list>
      <text:h text:style-name="P10" text:outline-level="3"><text:bookmark text:name="_2-remote-file-inclusion-4"/>2. Remote File Inclusion</text:h>
      <text:p text:style-name="P6"><text:span text:style-name="T3">Remote File Inclusion</text:span><text:span text:style-name="T2"> còn được viết tắt là RFI cho phép kẻ tấn công nhúng một mã độc hại được tuỳ chỉnh trên trang web hoặc máy chủ bằng cách sử dụng các tập lệnh . RFI còn cho phép tải lên một tệp nằm trên máy chủ khác được chuyển đến dưới dạng hàm PHP ( </text:span><text:span text:style-name="Source_20_Text"><text:span text:style-name="T4">include</text:span></text:span><text:span text:style-name="T2">, </text:span><text:span text:style-name="Source_20_Text"><text:span text:style-name="T4">include_once</text:span></text:span><text:span text:style-name="T2">, </text:span><text:span text:style-name="Source_20_Text"><text:span text:style-name="T4">require</text:span></text:span><text:span text:style-name="T2">, or </text:span><text:span text:style-name="Source_20_Text"><text:span text:style-name="T4">require_once</text:span></text:span><text:span text:style-name="T2">)</text:span></text:p>
      <text:p text:style-name="P6"><text:span text:style-name="T2">Đây là một lỗ hổng rất phổ biến do việc sử dụng hàm </text:span><text:span text:style-name="T3">include</text:span><text:span text:style-name="T2"> rất nhiều và cũng là thiết đặt mặc định của server như là set </text:span><text:span text:style-name="Source_20_Text"><text:span text:style-name="T4">allow_url_include = On</text:span></text:span><text:span text:style-name="T2"> Lỗ hổng này sẽ khiến kẻ tấn công có thể thực thi các lệnh từ xa trên máy chủ web , xoá các phần của web và lấy dữ liệu thông tin của trang web.</text:span></text:p>
      <text:p text:style-name="P6"><text:span text:style-name="T2">Để thực hiện cuộc tấn công này , chúng ta sẽ thử nhúng các url vào trang web có sẵn :</text:span><text:span text:style-name="Source_20_Text"><text:span text:style-name="T4">http://localhost/DVWA/vulnerabilities/fi/index.php?page=</text:span></text:span></text:p>
      <text:p text:style-name="P4">Ở đây mình sẽ thử nhúng trang google vào và thu được kết quả :<draw:frame draw:style-name="fr1" draw:name="Image4" text:anchor-type="as-char" svg:width="0.7862in" svg:height="0.3929in" draw:z-index="3"><draw:image xlink:href="https://images.viblo.asia/9dddecf6-7e71-4a46-9636-1cac61eb1c9a.png" xlink:type="simple" xlink:show="embed" xlink:actuate="onLoad" loext:mime-type=""/></draw:frame></text:p>
      <text:p text:style-name="P4">Vậy là trang web mà mình muốn tấn công cho phép tải lên trang web khác.</text:p>
      <text:p text:style-name="P4">Điều này dẫn đến việc mình có thể nhúng các lệnh php mà mình muốn lên trang web và thực thi các lệnh đó</text:p>
      <text:p text:style-name="P4">Để làm vậy mình tạo 1 file tên là <text:span text:style-name="T1">script.html</text:span> có nội dung như sau :</text:p>
      <text:p text:style-name="P13"><text:span text:style-name="Source_20_Text"><text:span text:style-name="T9">&lt;br&gt;&lt;br&gt;&lt;br&gt;&lt;br&gt;&lt;br&gt;&lt;br&gt;&lt;br&gt;</text:span></text:span></text:p>
      <text:p text:style-name="P15"><text:span text:style-name="Source_20_Text"><text:span text:style-name="T9">&lt;font color="red"&gt;</text:span></text:span></text:p>
      <text:p text:style-name="P15"><text:span text:style-name="Source_20_Text"><text:span text:style-name="T9">&lt;center&gt;</text:span></text:span></text:p>
      <text:p text:style-name="P15"><text:span text:style-name="Source_20_Text"><text:span text:style-name="T9">&lt;h1&gt; Hack by Viblo &lt;/h1&gt;</text:span></text:span></text:p>
      <text:p text:style-name="P15"><text:span text:style-name="Source_20_Text"><text:span text:style-name="T9">&lt;/center&gt;</text:span></text:span></text:p>
      <text:p text:style-name="P15"><text:span text:style-name="Source_20_Text"><text:span text:style-name="T9">&lt;/font&gt;</text:span></text:span></text:p>
      <text:p text:style-name="P14"><text:span text:style-name="Source_20_Text"><text:span text:style-name="T9">&lt;br&gt;&lt;br&gt;&lt;br&gt;&lt;br&gt;&lt;br&gt;&lt;br&gt;&lt;br&gt;</text:span></text:span></text:p>
      <text:p text:style-name="P4">Sau đó mình nhúng link file này vào trong trang web mình muốn tấn công và thu được kết quả :<draw:frame draw:style-name="fr1" draw:name="Image5" text:anchor-type="as-char" svg:width="0.7862in" svg:height="0.3929in" draw:z-index="4"><draw:image xlink:href="https://images.viblo.asia/69aca776-d79a-4f31-a0cf-0ddfe5fee3c0.png" xlink:type="simple" xlink:show="embed" xlink:actuate="onLoad" loext:mime-type=""/></draw:frame></text:p>
      <text:p text:style-name="P4"><text:soft-page-break/>Tuy nhiên, thường thì chúng ta sẽ không thể dễ dàng như vậy để khai thác lỗ hổng này trên 1 trang web.</text:p>
      <text:p text:style-name="P5"><draw:frame draw:style-name="fr1" draw:name="Image6" text:anchor-type="as-char" svg:width="0.7862in" svg:height="0.3929in" draw:z-index="5"><draw:image xlink:href="https://images.viblo.asia/31756e29-2878-4d55-a1e1-4509e110928a.png" xlink:type="simple" xlink:show="embed" xlink:actuate="onLoad" loext:mime-type=""/></draw:frame></text:p>
      <text:p text:style-name="P6"><text:span text:style-name="T2">Ở ví dụ tiếp theo này , hàm </text:span><text:span text:style-name="T3">str_replace()</text:span><text:span text:style-name="T2"> sẽ xoá tất cả các giá trị được gán như là </text:span><text:span text:style-name="Source_20_Text"><text:span text:style-name="T4">http://</text:span></text:span><text:span text:style-name="T2"> ; </text:span><text:span text:style-name="Source_20_Text"><text:span text:style-name="T4">https://</text:span></text:span><text:span text:style-name="T2"> và các kí tự như </text:span><text:span text:style-name="Source_20_Text"><text:span text:style-name="T4">../</text:span></text:span><text:span text:style-name="T2"> ; </text:span><text:span text:style-name="Source_20_Text"><text:span text:style-name="T4">..\</text:span></text:span><text:span text:style-name="T2"> và thay thế bằng giá trị </text:span><text:span text:style-name="Source_20_Text"><text:span text:style-name="T4">""</text:span></text:span><text:span text:style-name="T2"> , và trả lại trang ban đầu cho người dùng</text:span></text:p>
      <text:p text:style-name="P4">Điều này khiến chúng ta không thể nhập link như thế này được nữa :</text:p>
      <text:p text:style-name="P12"><text:span text:style-name="Source_20_Text"><text:span text:style-name="T6">http://localhost/DVWA/vulnerabilities/fi/index.php?page=htttp://www.google.com</text:span></text:span></text:p>
      <text:p text:style-name="P4">Vậy để bypass qua hàm str_replace() chúng ta làm thế nào ?</text:p>
      <text:p text:style-name="P6"><text:span text:style-name="T2">Bời vì hàm này sẽ xoá giá trị </text:span><text:span text:style-name="Source_20_Text"><text:span text:style-name="T4">http://</text:span></text:span><text:span text:style-name="T2"> và trả lại trang ban đầu , vì thế ta có thể làm như sau :</text:span></text:p>
      <text:p text:style-name="P12"><text:span text:style-name="Source_20_Text"><text:span text:style-name="T6">http://localhost/DVWA/vulnerabilities/fi/?page=htthttp://p://www.google.com</text:span></text:span></text:p>
      <text:p text:style-name="P6"><text:span text:style-name="T2">Chúng ta sẽ chèn thêm 1 giá trị </text:span><text:span text:style-name="T3">http://</text:span><text:span text:style-name="T2"> vào giữa giá trị </text:span><text:span text:style-name="Source_20_Text"><text:span text:style-name="T4">http://</text:span></text:span><text:span text:style-name="T2"> , điều này sẽ khiến hàm str_replace() đọc và thay giá trị </text:span><text:span text:style-name="T3">http://</text:span><text:span text:style-name="T2"> ở giữa thành giá trị </text:span><text:span text:style-name="Source_20_Text"><text:span text:style-name="T4">""</text:span></text:span><text:span text:style-name="T2"> và trả lại trang ban đầu không có giá trị </text:span><text:span text:style-name="T3">http://</text:span><text:span text:style-name="T2"> </text:span><text:span text:style-name="T2"><draw:frame draw:style-name="fr1" draw:name="Image7" text:anchor-type="as-char" svg:width="0.7862in" svg:height="0.3929in" draw:z-index="6"><draw:image xlink:href="https://images.viblo.asia/21191a6a-48f3-4612-b917-7c802cd7a39a.png" xlink:type="simple" xlink:show="embed" xlink:actuate="onLoad" loext:mime-type=""/></draw:frame></text:span></text:p>
      <text:p text:style-name="P4">Đây là những cách cơ bản để bạn có thể tiếp cận và khai thác môt trang web , bước tiếp theo tuỳ thuộc vào mục đích cá nhân của bạn và trang web bạn muốn khai thác lỗ hổng nà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pple-system, BlinkMacSystemFont, 'Segoe UI', 'Helvetica Neue', Arial, sans-serif, 'Apple Color Emoji', 'Segoe UI Emoji', 'Segoe UI Symbol'"/>
    <style:font-face style:name="SFMono-Regular1" svg:font-family="SFMono-Regular, Consolas, 'Liberation Mono', Menlo, Courier, monospace"/>
    <style:font-face style:name="SFMono-Regular" svg:font-family="SFMono-Regular, Consolas, 'Ubuntu Mono',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6:40:07.564735227</meta:creation-date>
    <dc:date>2021-03-31T16:59:23.911641750</dc:date>
    <meta:editing-duration>PT9M6S</meta:editing-duration>
    <meta:editing-cycles>1</meta:editing-cycles>
    <meta:generator>LibreOffice/6.0.7.3$Linux_X86_64 LibreOffice_project/00m0$Build-3</meta:generator>
    <meta:document-statistic meta:table-count="0" meta:image-count="7" meta:object-count="0" meta:page-count="5" meta:paragraph-count="61" meta:word-count="1349" meta:character-count="6476" meta:non-whitespace-character-count="5192"/>
  </office:meta>
</office:document-meta>
</file>